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designr2/documentevent.py" manifest:media-type=""/>
  <manifest:file-entry manifest:full-path="Scripts/python/pythonpath/pqdesignr2/__init__.py" manifest:media-type=""/>
  <manifest:file-entry manifest:full-path="Scripts/python/pythonpath/pqdesignr2/transientdialog.py" manifest:media-type=""/>
  <manifest:file-entry manifest:full-path="Scripts/python/pythonpath/pqdesignr2/commons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dialogcommons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exceptiondialog2.py" manifest:media-type=""/>
  <manifest:file-entry manifest:full-path="Scripts/python/pythonpath/pqdesignr2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6.81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3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 style:data-style-name="N100">
      <style:table-cell-properties fo:border="none"/>
    </style:style>
    <style:style style:name="ce72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/>
    </style:style>
    <style:style style:name="ce5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61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 style:data-style-name="N10114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18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5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04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8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1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34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8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4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A1:一覧.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1" table:number-columns-repeated="3" table:default-cell-style-name="ce31"/>
        <table:table-column table:style-name="co1" table:default-cell-style-name="ce54"/>
        <table:table-column table:style-name="co1" table:number-columns-repeated="1018" table:default-cell-style-name="ce31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1"/>
          <table:table-cell table:style-name="ce1" office:value-type="string" calcext:value-type="string">
            <text:p>印刷</text:p>
          </table:table-cell>
          <table:table-cell table:style-name="ce17" office:value-type="string" calcext:value-type="string">
            <text:p>月末印刷</text:p>
          </table:table-cell>
          <table:table-cell table:style-name="ce1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61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61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黒行</text:p>
          </table:table-cell>
          <table:table-cell table:style-name="ce74" table:number-columns-repeated="4"/>
          <table:table-cell table:style-name="ce14"/>
          <table:table-cell table:style-name="ce74" table:number-columns-repeated="1018"/>
        </table:table-row>
        <table:table-row table:style-name="ro2">
          <table:table-cell table:style-name="ce6" office:value-type="string" calcext:value-type="string">
            <text:p>00046488</text:p>
          </table:table-cell>
          <table:table-cell office:value-type="string" calcext:value-type="string">
            <text:p>fa</text:p>
          </table:table-cell>
          <table:table-cell table:style-name="ce63" office:value-type="date" office:date-value="2018-09-15" calcext:value-type="date">
            <text:p>2018-9-15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51618</text:p>
          </table:table-cell>
          <table:table-cell office:value-type="string" calcext:value-type="string">
            <text:p>sdf</text:p>
          </table:table-cell>
          <table:table-cell table:style-name="ce61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0004546</text:p>
          </table:table-cell>
          <table:table-cell office:value-type="string" calcext:value-type="string">
            <text:p>sdf</text:p>
          </table:table-cell>
          <table:table-cell table:style-name="ce61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0051618</text:p>
          </table:table-cell>
          <table:table-cell office:value-type="string" calcext:value-type="string">
            <text:p>df</text:p>
          </table:table-cell>
          <table:table-cell table:style-name="ce61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61" office:value-type="date" office:date-value="2018-08-20" calcext:value-type="date">
            <text:p>2018-8-20</text:p>
          </table:table-cell>
          <table:table-cell table:style-name="ce18"/>
          <table:table-cell table:number-columns-repeated="1020"/>
        </table:table-row>
        <table:table-row table:style-name="ro2">
          <table:table-cell table:number-columns-repeated="2"/>
          <table:table-cell table:style-name="ce61" office:value-type="date" office:date-value="2018-09-07" calcext:value-type="date">
            <text:p>2018-9-7</text:p>
          </table:table-cell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53" table:number-columns-repeated="5"/>
          <table:table-cell table:style-name="ce104"/>
          <table:table-cell table:style-name="ce53"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Height": 75, "CloseCheck": true, "CheckBox1sate": 0, "OptionCheck": false, "Width": 104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table table:name="00000000" table:style-name="ta1" table:print-ranges="'00000000'.A1:'00000000'.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947" table:default-cell-style-name="ce31"/>
        <table:table-column table:style-name="co1" table:number-columns-repeated="72" table:default-cell-style-name="ce76"/>
        <table:table-row table:style-name="ro2">
          <table:table-cell table:style-name="ce52" office:value-type="string" calcext:value-type="string" table:number-columns-spanned="2" table:number-rows-spanned="1">
            <text:p>一覧へ</text:p>
          </table:table-cell>
          <table:covered-table-cell/>
          <table:table-cell table:style-name="ce52" office:value-type="string" calcext:value-type="string" table:number-columns-spanned="2" table:number-rows-spanned="1">
            <text:p>月更新</text:p>
          </table:table-cell>
          <table:covered-table-cell/>
          <table:table-cell table:style-name="ce72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55"/>
          <table:table-cell table:style-name="ce58" table:number-columns-repeated="2"/>
          <table:table-cell table:style-name="ce68"/>
          <table:table-cell table:style-name="ce73"/>
          <table:table-cell table:number-columns-repeated="1019"/>
        </table:table-row>
        <table:table-row table:style-name="ro2" table:number-rows-repeated="30">
          <table:table-cell table:style-name="ce56"/>
          <table:table-cell table:style-name="ce57" table:number-columns-repeated="2"/>
          <table:table-cell table:style-name="ce71"/>
          <table:table-cell table:style-name="ce75"/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 table:print-ranges="'00054785'.A1:'00054785'.A1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number-columns-repeated="8" table:default-cell-style-name="ce31"/>
        <table:table-column table:style-name="co1" table:number-columns-repeated="891" table:default-cell-style-name="ce31"/>
        <table:table-column table:style-name="co1" table:number-columns-repeated="120" table:default-cell-style-name="ce76"/>
        <table:table-row table:style-name="ro2">
          <table:table-cell table:style-name="ce52" office:value-type="string" calcext:value-type="string" table:number-columns-spanned="2" table:number-rows-spanned="1">
            <text:p>一覧へ</text:p>
          </table:table-cell>
          <table:covered-table-cell/>
          <table:table-cell table:style-name="ce52" office:value-type="string" calcext:value-type="string" table:number-columns-spanned="2" table:number-rows-spanned="1">
            <text:p>月更新</text:p>
          </table:table-cell>
          <table:covered-table-cell/>
          <table:table-cell table:style-name="ce72" office:value-type="string" calcext:value-type="string">
            <text:p>00054785</text:p>
          </table:table-cell>
          <table:table-cell table:style-name="ce85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table:style-name="ce54"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number-columns-repeated="2" table:style-name="ce57" office:value-type="float" office:value="30" calcext:value-type="float">
            <text:p>30</text:p>
          </table:table-cell>
          <table:table-cell table:style-name="ce71"/>
          <table:table-cell table:style-name="ce78" office:value-type="date" office:date-value="2018-12-01" calcext:value-type="date">
            <text:p>2018-12-01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2" calcext:value-type="date">
            <text:p>2018-12-0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6"/>
          <table:table-cell table:style-name="ce57" table:number-columns-repeated="2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3" calcext:value-type="date">
            <text:p>2018-12-03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4" calcext:value-type="date">
            <text:p>2018-12-04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5" calcext:value-type="date">
            <text:p>2018-12-05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6" calcext:value-type="date">
            <text:p>2018-12-06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7" calcext:value-type="date">
            <text:p>2018-12-07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08" calcext:value-type="date">
            <text:p>2018-12-08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9" calcext:value-type="date">
            <text:p>2018-12-09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0" calcext:value-type="date">
            <text:p>2018-12-10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1" calcext:value-type="date">
            <text:p>2018-12-11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2" calcext:value-type="date">
            <text:p>2018-12-12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3" calcext:value-type="date">
            <text:p>2018-12-13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4" calcext:value-type="date">
            <text:p>2018-12-14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15" calcext:value-type="date">
            <text:p>2018-12-15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16" calcext:value-type="date">
            <text:p>2018-12-16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7" calcext:value-type="date">
            <text:p>2018-12-17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34" table:number-columns-repeated="3"/>
          <table:table-cell table:style-name="ce68"/>
          <table:table-cell table:style-name="ce38" office:value-type="date" office:date-value="2018-12-18" calcext:value-type="date">
            <text:p>2018-12-18</text:p>
          </table:table-cell>
          <table:table-cell table:style-name="ce53" table:number-columns-repeated="5"/>
          <table:table-cell table:style-name="ce104"/>
          <table:table-cell table:style-name="ce53" table:number-columns-repeated="2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9" calcext:value-type="date">
            <text:p>2018-12-19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0" calcext:value-type="date">
            <text:p>2018-12-20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1" calcext:value-type="date">
            <text:p>2018-12-21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22" calcext:value-type="date">
            <text:p>2018-12-22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23" calcext:value-type="date">
            <text:p>2018-12-23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4" calcext:value-type="date">
            <text:p>2018-12-24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5" calcext:value-type="date">
            <text:p>2018-12-25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6" calcext:value-type="date">
            <text:p>2018-12-26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7" calcext:value-type="date">
            <text:p>2018-12-27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8" calcext:value-type="date">
            <text:p>2018-12-28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29" calcext:value-type="date">
            <text:p>2018-12-29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30" calcext:value-type="date">
            <text:p>2018-12-30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31" calcext:value-type="date">
            <text:p>2018-12-31</text:p>
          </table:table-cell>
          <table:table-cell table:number-columns-repeated="5"/>
          <table:table-cell table:style-name="ce54"/>
          <table:table-cell table:number-columns-repeated="1013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9" table:default-cell-style-name="ce31"/>
        <table:table-column table:style-name="co8" table:number-columns-repeated="8" table:default-cell-style-name="ce31"/>
        <table:table-column table:style-name="co1" table:number-columns-repeated="891" table:default-cell-style-name="ce31"/>
        <table:table-column table:style-name="co1" table:number-columns-repeated="120" table:default-cell-style-name="ce76"/>
        <table:table-row table:style-name="ro2">
          <table:table-cell table:style-name="ce52" office:value-type="string" calcext:value-type="string" table:number-columns-spanned="2" table:number-rows-spanned="1">
            <text:p>一覧へ</text:p>
          </table:table-cell>
          <table:covered-table-cell/>
          <table:table-cell table:style-name="ce52" office:value-type="string" calcext:value-type="string" table:number-columns-spanned="2" table:number-rows-spanned="1">
            <text:p>月更新</text:p>
          </table:table-cell>
          <table:covered-table-cell/>
          <table:table-cell table:style-name="ce72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71"/>
          <table:table-cell table:style-name="ce78" office:value-type="date" office:date-value="2018-12-01" calcext:value-type="date">
            <text:p>2018-12-0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4" calcext:value-type="date">
            <text:p>2018-12-0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0" table:default-cell-style-name="ce31"/>
        <table:table-column table:style-name="co8" table:number-columns-repeated="8" table:default-cell-style-name="ce31"/>
        <table:table-column table:style-name="co1" table:number-columns-repeated="955" table:default-cell-style-name="ce31"/>
        <table:table-column table:style-name="co1" table:number-columns-repeated="56" table:default-cell-style-name="ce76"/>
        <table:table-row table:style-name="ro2">
          <table:table-cell table:style-name="ce52" office:value-type="string" calcext:value-type="string" table:number-columns-spanned="2" table:number-rows-spanned="1">
            <text:p>一覧へ</text:p>
          </table:table-cell>
          <table:covered-table-cell/>
          <table:table-cell table:style-name="ce52" office:value-type="string" calcext:value-type="string" table:number-columns-spanned="2" table:number-rows-spanned="1">
            <text:p>月更新</text:p>
          </table:table-cell>
          <table:covered-table-cell/>
          <table:table-cell table:style-name="ce72" office:value-type="string" calcext:value-type="string">
            <text:p>00131570</text:p>
          </table:table-cell>
          <table:table-cell table:style-name="ce85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1" office:value-type="float" office:value="33" calcext:value-type="float">
            <text:p>33</text:p>
          </table:table-cell>
          <table:table-cell table:style-name="ce84" office:value-type="date" office:date-value="2018-08-01" calcext:value-type="date">
            <text:p>2018/08/01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00/00/00</text:date>, <text:time style:data-style-name="N2" text:time-value="16:59:21.1066384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25T17:07:22.636523723</dc:date>
    <meta:editing-duration>P1DT23H43M41S</meta:editing-duration>
    <meta:editing-cycles>521</meta:editing-cycles>
    <meta:generator>LibreOffice/5.4.1.2$Linux_x86 LibreOffice_project/ea7cb86e6eeb2bf3a5af73a8f7777ac570321527</meta:generator>
    <meta:print-date>2018-09-25T17:00:41.744669938</meta:print-date>
    <meta:document-statistic meta:table-count="6" meta:cell-count="519" meta:object-count="0"/>
  </office:meta>
</office:document-meta>
</file>